
<file path=META-INF/manifest.xml><?xml version="1.0" encoding="utf-8"?>
<manifest:manifest xmlns:manifest="urn:oasis:names:tc:opendocument:xmlns:manifest:1.0" manifest:version="1.2">
  <manifest:file-entry manifest:media-type="application/vnd.oasis.opendocument.graphics"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 manifest:full-path="Thumbnails/"/>
  <manifest:file-entry manifest:media-type=""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koffice="http://www.koffice.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automatic-styles>
    <style:style style:name="gr1" style:family="graphic">
      <style:graphic-properties draw:fill="none" draw:stroke="none" fo:margin="1.000000000000000pt" style:wrap="biggest" style:wrap-dynamic-threshold="0.000000000000000pt"/>
    </style:style>
    <style:style style:name="gr2" style:family="graphic">
      <style:graphic-properties draw:fill="solid" draw:fill-color="#ffcc00" draw:stroke="none" fo:margin="1.000000000000000pt" style:wrap="biggest" style:wrap-dynamic-threshold="0.000000000000000pt" svg:fill-rule="evenodd"/>
    </style:style>
    <style:style style:name="gr3" style:family="graphic">
      <style:graphic-properties draw:fill="solid" draw:fill-color="#ff6600" draw:stroke="none" fo:margin="1.000000000000000pt" style:wrap="biggest" style:wrap-dynamic-threshold="0.000000000000000pt" svg:fill-rule="evenodd"/>
    </style:style>
    <style:style style:name="gr4" style:family="graphic">
      <style:graphic-properties draw:fill="solid" draw:fill-color="#006600" draw:stroke="none" fo:margin="1.000000000000000pt" style:wrap="biggest" style:wrap-dynamic-threshold="0.000000000000000pt" svg:fill-rule="evenodd"/>
    </style:style>
    <style:style style:name="gr5" style:family="graphic">
      <style:graphic-properties draw:fill="solid" draw:fill-color="#991b33" draw:stroke="none" fo:margin="1.000000000000000pt" style:wrap="biggest" style:wrap-dynamic-threshold="0.000000000000000pt" svg:fill-rule="evenodd"/>
    </style:style>
    <style:style style:name="gr6" style:family="graphic">
      <style:graphic-properties draw:fill="solid" draw:fill-color="#ffcc00" draw:stroke="solid" draw:stroke-linejoin="round" fo:margin="1.000000000000000pt" style:wrap="biggest" style:wrap-dynamic-threshold="0.000000000000000pt" svg:fill-rule="evenodd" svg:stroke-color="#991b33" svg:stroke-opacity="1" svg:stroke-width="1.000000000000000pt"/>
    </style:style>
    <style:style style:name="gr7" style:family="graphic">
      <style:graphic-properties draw:fill="solid" draw:fill-color="#ffcc00" draw:stroke="none" fo:margin="1.000000000000000pt" style:wrap="biggest" style:wrap-dynamic-threshold="0.000000000000000pt" svg:fill-rule="nonzero"/>
    </style:style>
    <style:style style:name="gr8" style:family="graphic">
      <style:graphic-properties draw:fill="solid" draw:fill-color="#ffcc00" draw:stroke="solid" draw:stroke-linejoin="round" fo:margin="1.000000000000000pt" style:wrap="biggest" style:wrap-dynamic-threshold="0.000000000000000pt" svg:fill-rule="nonzero" svg:stroke-color="#991b33" svg:stroke-opacity="1" svg:stroke-width="0.800000000000000pt"/>
    </style:style>
    <style:style style:name="gr9" style:family="graphic">
      <style:graphic-properties draw:fill="solid" draw:fill-color="#ffcc00" draw:stroke="solid" draw:stroke-linejoin="miter" fo:margin="1.000000000000000pt" style:wrap="biggest" style:wrap-dynamic-threshold="0.000000000000000pt" svg:fill-rule="evenodd" svg:stroke-color="#991b33" svg:stroke-opacity="1" svg:stroke-width="1.000000000000000pt"/>
    </style:style>
    <style:style style:name="gr10" style:family="graphic">
      <style:graphic-properties draw:fill="solid" draw:fill-color="#ffcc00" draw:stroke="solid" draw:stroke-linejoin="miter" fo:margin="1.000000000000000pt" style:wrap="biggest" style:wrap-dynamic-threshold="0.000000000000000pt" svg:fill-rule="nonzero" svg:stroke-color="#991b33" svg:stroke-opacity="1" svg:stroke-width="0.800000000000000pt"/>
    </style:style>
    <style:style style:name="gr11" style:family="graphic">
      <style:graphic-properties draw:fill="solid" draw:fill-color="#ffcc00" draw:stroke="solid" draw:stroke-linejoin="round" fo:margin="1.000000000000000pt" style:wrap="biggest" style:wrap-dynamic-threshold="0.000000000000000pt" svg:fill-rule="evenodd" svg:stroke-color="#ffcc00" svg:stroke-opacity="1" svg:stroke-width="1.000000000000000pt"/>
    </style:style>
    <style:style style:name="dp2" style:family="drawing-page"/>
  </office:automatic-styles>
  <office:body>
    <office:drawing>
      <draw:page draw:name="page1" draw:id="page1" draw:master-page-name="Default1" draw:style-name="dp2">
        <draw:layer-set>
          <draw:layer draw:name=""/>
        </draw:layer-set>
        <draw:g draw:style-name="gr1" draw:id="shape1" svg:y="0.00000000000pt">
          <draw:rect draw:style-name="gr2" draw:id="shape2" draw:name="rect628" draw:layer="" svg:width="200.00000000000pt" svg:height="100.00000000000pt"/>
          <draw:rect draw:style-name="gr3" draw:id="shape3" draw:name="rect626" draw:layer="" svg:width="31.95902720000pt" svg:height="83.32610400000pt" svg:x="39.79689920000pt" svg:y="8.33691440000pt"/>
          <draw:rect draw:style-name="gr4" draw:id="shape4" draw:name="rect625" draw:layer="" svg:width="31.49032320000pt" svg:height="83.33912000000pt" svg:x="8.33260960000pt" svg:y="8.33691440000pt"/>
          <draw:rect draw:style-name="gr5" draw:id="shape5" draw:name="rect627" draw:layer="" svg:width="111.56777600000pt" svg:height="83.34128800000pt" svg:x="80.09746400000pt" svg:y="8.33428960000pt"/>
          <draw:g draw:style-name="gr1" draw:id="shape6" draw:name="g602" svg:y="9.64658396926pt">
            <draw:path draw:style-name="gr6" draw:id="shape7" draw:name="path579" draw:layer="" svg:width="34.24524064000pt" svg:height="13.10242094092pt" draw:transform="matrix(0.57863620000 0.00000000000 0.00000000000 0.57863620000 124.03414128720pt 44.93043385746pt)" svg:viewBox="0 0 34 13" svg:d="M0 3.4406L2.85424 3.51368C2.85424 3.51368 -0.36531 6.22189 0.366113 9.88183C3.73259 4.90473 4.97625 5.85566 4.97625 5.85566C3.95178 6.95356 1.97589 8.49078 3.5126 11.8583C4.83013 8.41769 7.53744 5.78257 7.53744 5.78257C7.53744 5.78257 6.80521 9.58868 8.41499 13.1024C9.58558 9.58868 11.5615 6.58813 11.5615 6.58813C11.5615 6.58813 11.2692 10.3942 12.9521 11.7845C14.2688 10.6135 15.1471 7.61214 15.1471 7.61214C15.1471 7.61214 17.6353 12.0045 19.172 12.6631C20.4156 9.66176 20.4156 7.31979 20.4156 7.31979C20.4156 7.31979 25.538 10.9797 29.6351 8.85701C25.9764 7.53985 24.7327 4.46541 24.7327 4.46541C24.7327 4.46541 31.3918 7.39288 34.2452 6.07572C31.4641 3.9522 24.9527 0.805234 24.9527 0.805234C24.9527 0.805234 29.782 2.56195 31.1718 2.12279C30.5135 1.17123 28.3914 0 28.3914 0" koffice:nodeTypes="cccccccccccccccccc"/>
            <draw:path draw:style-name="gr7" draw:id="shape8" draw:name="selection_to_path#1" draw:layer="" svg:width="96.97848066667pt" svg:height="87.48375265763pt" draw:transform="matrix(0.57863620000 0.00000000000 0.00000000000 0.57863620000 114.48201489760pt 26.29466039878pt)" svg:viewBox="0 0 97 87" svg:d="M56.6143 0.0613127C65.451 -0.736338 79.1041 6.42656 86.3407 11.2045C86.3407 9.60918 86.3407 8.02186 87.9408 7.22421C89.5489 6.42656 91.9611 8.02186 91.157 10.4068C88.7448 15.9744 79.1041 9.60918 75.8959 8.02186C75.8959 8.02186 77.504 11.2045 77.504 11.2045C72.6796 10.4068 71.8755 9.60918 68.6673 5.62891C67.8632 8.81153 67.8632 9.60918 63.8429 9.60918C65.3545 7.24814 65.8611 6.45846 63.8429 4.04158C63.8429 4.04158 63.0388 8.81153 63.0388 8.81153C63.0388 8.81153 59.0265 3.24393 59.0265 3.24393C59.0265 3.24393 59.0265 8.81153 59.0265 8.81153C58.2225 8.02186 55.0062 5.62891 53.3981 5.62891C50.9939 4.83126 49.3858 9.60918 48.5817 12.0021C50.9939 9.60918 51.7899 8.02186 55.8103 9.60918C53.6312 11.6512 54.2665 14.1 56.6143 15.9744C56.6143 15.9744 57.0324 12.6642 57.2897 11.9064C58.5682 12.8556 61.2779 16.4211 64.647 16.7721C67.0592 16.7721 69.4714 15.9744 71.8755 15.1848C79.9081 14.3871 97.5815 15.9744 93.5692 27.9153C92.7652 30.3082 91.9611 31.8955 90.353 33.4908C101.602 37.4711 91.9611 51.7969 89.5489 58.9598C87.9408 65.325 89.0584 70.3981 96.9785 69.5765C95.3784 72.7591 92.7652 73.2856 89.5489 73.2856C89.5489 73.2856 89.9509 75.1999 92.0174 76.1013C88.584 79.1563 93.2074 83.7348 91.157 86.0241C87.6996 87.6672 83.1244 85.2264 83.1244 85.2264C83.1244 85.2264 82.8993 87.4838 82.8993 87.4838C82.8993 87.4838 76.8286 87.069 76.6999 86.8137C76.6999 86.8137 78.4287 83.6072 78.3 83.5434C76.6919 85.9283 75.1561 87.3242 71.8755 86.8137C71.8755 86.8137 72.1328 85.3141 73.9259 83.4157C71.4896 85.8246 71.2242 86.8775 68.6673 86.8137C68.6673 82.8335 71.0715 78.0635 75.8959 79.6508C76.6999 79.6508 79.2327 81.629 80.4227 80.3528C81.3876 78.9808 80.8167 74.3385 80.8167 72.7432C81.3233 65.7079 79.9081 66.1227 75.8959 62.1424C72.6796 59.7574 70.3301 56.101 66.3178 55.3034C62.2975 54.5057 55.8103 58.9598 52.594 60.5471C44.5614 65.325 37.3328 68.5077 28.4961 70.103C28.4961 70.103 28.6706 69.6962 28.6706 68.9001C28.6706 68.3633 37.3441 61.6662 38.8613 49.9081C36.4869 61.5131 28.0539 67.6438 27.7363 69.7999C27.4195 71.9567 25.6972 75.6363 25.4881 75.8771C26.531 75.2566 29.8767 73.6302 34.1165 73.2856C33.2023 78.2701 28.4961 77.2659 27.6921 79.6508C27.6921 82.0438 30.9083 85.2264 27.6921 86.8137C27.6921 86.8137 14.8431 86.8137 14.8431 86.8137C14.8431 86.8137 16.8203 84.0985 16.9143 83.3503C15.1848 84.3913 14.0872 87.1232 10.2993 86.8432C10.4376 85.8159 12.2516 84.207 11.9468 83.5753C9.77986 85.5694 8.76272 87.25 5.99834 86.8137C6.8024 84.4288 6.8024 81.2461 10.0187 81.2461C12.4309 80.4485 14.8431 82.0438 16.4432 79.6508C19.6594 75.6706 15.857 66.9634 15.061 62.1855C15.061 58.2052 15.073 57.4506 14.039 52.5945C14.039 52.5945 14.8431 66.9203 14.8431 66.9203C11.6268 64.5274 8.41054 62.9401 5.99834 59.7574C0.377911 52.5945 1.98604 44.634 9.2146 39.8561C12.4309 37.4711 14.1677 36.2268 18.188 34.6394C17.3839 32.2465 19.3298 30.4837 16.4834 29.7419C15.6311 31.2175 14.7948 32.8288 13.1706 32.6932C13.1706 32.6932 14.039 28.7129 14.039 28.7129C14.039 28.7129 11.1444 28.8884 11.7153 34.0253C8.38642 32.4379 10.0187 28.7129 10.0187 28.7129C10.0187 28.7129 8.41054 28.7129 8.41054 28.7129C8.41054 28.7129 8.4025 33.4509 5.78124 34.4081C6.48882 32.1827 6.8024 28.7129 6.8024 28.7129C6.8024 28.7129 2.50065 33.8019 0 32.1508C1.47144 30.4996 2.61322 30.2284 2.4122 28.2343C2.21922 26.2482 1.18198 23.6857 0.993826 23.2807C1.90403 23.7169 7.96428 25.5115 11.7651 23.642C11.5134 24.8884 11.6268 26.3279 11.6268 26.3279C15.6391 25.5303 16.4432 25.5303 20.4635 27.1176C19.6594 21.55 16.4432 20.7524 13.2349 16.7721C13.2349 16.7721 13.2349 19.9547 13.2349 19.9547C10.0187 19.165 9.2146 18.3674 7.60647 15.1848C7.60647 15.1848 5.20231 16.7721 5.20231 16.7721C0.96488 14.2914 -2.16294 8.40473 3.85148 8.74772C7.43762 9.1944 4.39824 12.0021 4.39824 12.0021C4.39824 12.0021 13.5968 9.13059 17.2472 8.81153C17.2472 8.81153 16.1859 6.58609 12.7927 6.20321C15.6069 4.10539 18.4372 3.42739 20.4635 7.84637C22.4817 7.95804 24.3632 5.54914 23.1652 2.42235C26.1482 2.37449 27.6197 4.24897 28.9786 6.21917C30.0882 6.41858 31.2058 5.26199 30.9405 1.30564C33.7547 3.69062 35.1377 4.42445 35.3226 6.43453C37.7188 6.96098 39.343 6.42656 42.9532 4.83126C42.1572 8.02186 42.1572 8.81153 38.9409 10.4068C41.2084 13.1866 41.4472 16.5414 40.972 17.7609C40.1848 17.5345 39.9886 17.4833 39.4298 17.3318C39.6043 18.5616 39.856 21.9448 39.745 23.935C39.745 23.935 38.1369 23.935 38.1369 23.935C38.1369 23.935 40.5491 31.0979 40.5491 31.0979C40.5491 31.0979 38.9409 33.4908 38.9409 33.4908C44.5614 31.0979 50.1898 31.8955 55.8103 30.3082C62.2348 29.5106 68.6673 27.1176 75.8959 27.1176C80.7122 27.1176 80.7122 29.5106 87.1447 29.5106C87.1447 27.9153 87.1447 27.1176 87.1447 25.5303C87.1447 22.3477 84.7325 19.165 80.7122 18.3674C78.3081 18.3674 74.2877 19.9547 71.8755 20.7524C68.6673 21.55 63.8429 21.55 60.6266 21.55C50.1898 19.9547 51.8543 18.9497 48.2118 17.0114C46.0328 17.5857 44.8106 19.4203 43.7251 22.6587C41.7069 19.7234 42.1572 15.9744 44.5614 14.3871C42.1572 5.62891 48.5817 1.64863 56.6143 0.0613127Z" koffice:nodeTypes="cccccccccccccccccccccccccccccccccccccccccccccccccccccccccccccccccccccccccccccccccccccccccccccccccccccccccc"/>
            <draw:path draw:style-name="gr8" draw:id="shape9" draw:name="selection_to_path" draw:layer="" svg:width="27.64910628571pt" svg:height="31.63358261868pt" draw:transform="matrix(0.57863620000 0.00000000000 0.00000000000 0.57863620000 142.09314563472pt 58.42237465857pt)" svg:viewBox="0 0 28 32" svg:d="M10.9412 16.2922C9.35125 13.906 3.78645 9.93694 5.37639 5.96786C7.76131 1.99878 21.2679 -4.34857 23.6448 4.385C24.4398 6.76327 21.9897 13.0764 21.1947 15.4626C22.3975 15.1532 23.7347 13.3047 27.6491 13.9744C26.9201 17.0924 22.1582 19.4969 22.1582 19.4969C22.6416 21.6063 18.883 31.3652 18.883 31.3652C18.883 31.3652 8.55628 31.3652 8.55628 31.3652C8.55628 31.3652 10.1462 28.1915 10.1462 28.1915C10.1462 28.1915 7.76131 31.3652 7.76131 31.3652C7.76131 31.3652 3.78645 31.3652 3.78645 31.3652C3.78645 31.3652 6.96633 27.3961 6.96633 27.3961C6.96633 27.3961 3.20532 31.8042 0 31.6285C0.794971 25.2811 4.58142 24.2224 10.1462 26.6086C10.9412 23.435 12.5232 19.4659 10.9412 16.2922Z" koffice:nodeTypes="ccccccccccccccc"/>
            <draw:path draw:style-name="gr9" draw:id="shape10" draw:name="path577" draw:layer="" svg:width="2.41356670664pt" svg:height="4.91053707184pt" draw:transform="matrix(0.57863620000 0.00000000000 0.00000000000 0.57863620000 123.42330138087pt 33.09163137570pt)" svg:viewBox="0 0 2 5" svg:d="M0.424487 0.0498121C-0.542069 0.784274 0.247249 5.64328 1.73188 4.81611C3.58247 3.78532 1.15855 -0.508259 0.424487 0.0498121Z" koffice:nodeTypes="ccc"/>
            <draw:path draw:style-name="gr6" draw:id="shape11" draw:name="path578" draw:layer="" svg:width="19.51971852800pt" svg:height="4.79081847556pt" draw:transform="matrix(0.57863620000 0.00000000000 0.00000000000 0.57863620000 124.28735248832pt 32.31607211566pt)" svg:viewBox="0 0 20 5" svg:d="M0 0C1.94502 1.35599 5.04234 4.99586 8.85967 4.78176C5.9781 2.42655 6.55505 0.713705 6.55505 0.713705C8.06775 2.49789 13.1093 4.1394 14.7658 3.42561C12.8216 1.99828 12.4612 1.85552 12.0289 0.499609C14.3343 0.785123 17.2151 1.28473 19.5197 0.285513" koffice:nodeTypes="cccccc"/>
            <draw:path draw:style-name="gr6" draw:id="shape12" draw:name="path580" draw:layer="" svg:width="4.01922304000pt" svg:height="6.42710733623pt" draw:transform="matrix(0.57863620000 0.00000000000 0.00000000000 0.57863620000 126.48154095872pt 43.58040616651pt)" svg:viewBox="0 0 4 6" svg:d="M0 4.68087L0.218924 1.46713C0.218924 1.46713 2.41137 6.35735 4.01922 6.42711C2.99597 2.86473 3.43462 0 3.43462 0" koffice:nodeTypes="cccc"/>
            <draw:path draw:style-name="gr6" draw:id="shape13" draw:name="path581" draw:layer="" svg:width="13.86675358269pt" svg:height="7.04823981288pt" draw:transform="matrix(0.57863620000 0.00000000000 0.00000000000 0.57863620000 129.43443721456pt 43.66479446992pt)" svg:viewBox="0 0 14 7" svg:d="M0 0.615968C0 0.615968 4.35353 8.14357 6.45785 6.91209C3.26515 4.24269 3.62821 0.752783 3.62821 0.752783C3.62821 0.752783 5.07965 5.40652 9.36073 6.84375C9.65054 4.24299 7.69193 0 7.69193 0C7.69193 0 11.2469 5.8856 13.0614 6.02226C14.2222 4.65411 13.7867 3.2165 13.7867 3.2165" koffice:nodeTypes="ccccccc"/>
            <draw:path draw:style-name="gr6" draw:id="shape14" draw:name="path582" draw:layer="" svg:width="16.32402871555pt" svg:height="8.93611377778pt" draw:transform="matrix(0.57863620000 0.00000000000 0.00000000000 0.57863620000 127.45179813888pt 38.01151879592pt)" svg:viewBox="0 0 16 9" svg:d="M0 4.86767L3.14357 8.93611L3.64372 3.48732C3.64372 3.48732 6.71596 5.95738 7.28745 5.88476C7.85893 5.81214 6.42982 0.0727006 6.42982 0.0727006C6.42982 0.0727006 10.5737 6.46605 10.8598 6.32065C11.1452 6.17532 11.2879 0 11.2879 0C11.2879 0 14.4322 8.79079 15.5039 8.71817C16.5755 8.64555 16.2894 7.48314 16.2894 7.48314" koffice:nodeTypes="ccccccccc"/>
            <draw:path draw:style-name="gr6" draw:id="shape15" draw:name="path583" draw:layer="" svg:width="19.20535188211pt" svg:height="9.85922473395pt" draw:transform="matrix(0.57863620000 0.00000000000 0.00000000000 0.57863620000 126.05936798720pt 33.41298118728pt)" svg:viewBox="0 0 19 10" svg:d="M0 5.64687C0 5.64687 4.98432 10.1353 5.49747 9.8458C6.01062 9.55618 3.44567 4.63328 3.44567 4.63328C3.44567 4.63328 6.30419 7.3119 7.40369 7.52908C8.50318 7.74625 7.77045 4.05412 7.77045 4.05412C7.77045 4.05412 11.1421 6.87755 11.7285 6.73274C12.3148 6.58793 12.022 4.05412 12.022 4.05412C12.022 4.05412 14.221 6.22603 14.3674 6.22603C14.5138 6.22603 13.9275 0 13.9275 0C13.9275 0 18.8394 5.14007 19.2054 5.06771" koffice:nodeTypes="cccccccccc"/>
            <draw:path draw:style-name="gr6" draw:id="shape16" draw:name="path584" draw:layer="" svg:width="19.97600720000pt" svg:height="7.61602775863pt" draw:transform="matrix(0.57863620000 0.00000000000 0.00000000000 0.57863620000 114.58431777776pt 37.63184086693pt)" svg:viewBox="0 0 20 8" svg:d="M0 0C0.218269 0.380263 1.02978 7.10542 11.0126 4.36756C11.96 3.83518 11.5435 6.24701 11.5019 6.95322C11.9392 6.8772 16.6972 5.10631 19.976 7.61603C19.5906 4.83436 18.8719 2.966 16.0304 1.36893C14.6464 1.06477 13.6358 1.80343 13.6358 1.80343C13.6358 1.80343 1.60304 1.90132 0 0Z" koffice:nodeTypes="ccccccc"/>
            <draw:path draw:style-name="gr8" draw:id="shape17" draw:name="selection_to_path#2" draw:layer="" svg:width="18.49779488000pt" svg:height="23.89900394358pt" draw:transform="matrix(0.57863620000 0.00000000000 0.00000000000 0.57863620000 109.88301438000pt 53.01758001193pt)" svg:viewBox="0 0 18 24" svg:d="M2.71437 14.4292C2.5465 15.1741 2.01692 15.3888 0.504434 17.5403C1.17674 18.4504 4.26984 19.873 5.11003 19.1289C5.86668 18.7146 5.92101 16.742 5.92101 16.742C7.54299 19.1289 10.396 22.893 13.64 23.6913C16.0648 24.4896 18.4978 22.893 18.4978 20.506C18.4978 18.1191 14.8338 14.264 13.2199 12.6753C9.16496 7.89344 9.52261 -1.1379 1.85716 0.118651C1.81742 0.187306 1.51087 1.21474 0.776114 1.39835C1.39165 2.5583 1.73713 3.53863 0.263571 3.90346C1.40949 5.01152 1.58953 5.81622 0.116782 6.37265C1.00806 7.54937 2.0518 7.98125 0 8.98793C2.14668 11.0476 2.60894 14.078 2.71437 14.4292" koffice:nodeTypes="ccccccccccccc"/>
            <draw:path draw:style-name="gr9" draw:id="shape18" draw:name="path585" draw:layer="" svg:width="10.06410240000pt" svg:height="50.97276172383pt" draw:transform="matrix(0.57863620000 0.00000000000 0.00000000000 0.57863620000 104.48827336016pt 22.23859034736pt)" svg:viewBox="0 0 10 51" svg:d="M10.0641 0C7.65241 3.51587 7.40201 42.1909 8.1508 49.976C5.73911 51.5664 1.24798 50.8968 0 50.3944C0.582659 47.6319 2.66129 2.76233 10.0641 0Z" koffice:nodeTypes="cccc"/>
            <draw:path draw:style-name="gr2" draw:id="shape19" draw:name="path586" draw:layer="" svg:width="16.36736672533pt" svg:height="19.30533900800pt" draw:transform="matrix(0.57863620000 0.00000000000 0.00000000000 0.57863620000 102.17133502853pt 60.18647816128pt)" svg:viewBox="0 0 16 19" svg:d="M7.10179 12.707C7.10179 12.707 -3.31167 14.1729 1.08104 7.98324C4.82379 6.35389 4.74216 10.1824 3.35903 11.4856C5.06792 11.6758 6.20692 10.5621 6.45026 8.87848C4.33554 6.02771 7.34513 4.15393 7.18264 4.15393C-0.0571691 5.78327 -1.03368 0.814279 1.65093 0C5.04123 0.189422 3.9564 1.27565 5.31205 2.28093C7.75253 0.0275094 9.21729 -0.189422 10.6812 2.11823C12.1452 -0.162699 14.2607 0.0817423 14.3416 0.326183C16.7012 4.31662 11.4945 4.56107 9.37978 4.07218C11.1695 6.02771 10.4371 7.90071 9.86722 9.2864C9.92138 10.6438 10.9528 10.8607 12.6335 11.4038C9.0548 1.52009 25.2433 14.0369 8.97238 12.7887C8.99985 13.2226 9.02733 13.6573 9.05402 14.0919C10.3829 14.3363 11.3045 14.6617 11.7378 16.0466C11.1695 16.8067 10.2746 16.9152 8.89153 16.3728C8.89153 16.3728 9.70476 18.6538 8.24078 19.3053C7.02015 18.572 6.85766 16.78 6.85766 16.78C6.17944 17.6218 5.17625 17.0779 4.33554 16.3728C5.0954 14.499 7.23759 15.3943 7.10179 12.707Z" koffice:nodeTypes="cccccccccccccccccccc"/>
            <draw:path draw:style-name="gr2" draw:id="shape20" draw:name="path587" draw:layer="" svg:width="18.20902750278pt" svg:height="7.07812836505pt" draw:transform="matrix(0.57863620000 0.00000000000 0.00000000000 0.57863620000 101.07045255487pt 48.78420938947pt)" svg:viewBox="0 0 18 7" svg:d="M0.0198567 1.97394C0.641694 -0.917257 7.189 -0.556058 4.07824 2.55717C6.16069 5.97529 12.5459 5.47572 14.9542 3.55791C12.9242 -0.416888 18.4447 0.44468 18.2012 3.47425C17.5245 8.83672 -0.683431 8.11513 0.0198567 1.97394Z" koffice:nodeTypes="ccccc"/>
            <draw:path draw:style-name="gr10" draw:id="shape21" draw:name="path592" draw:layer="" svg:width="20.11355733333pt" svg:height="18.38604800000pt" draw:transform="matrix(0.57863620000 0.00000000000 0.00000000000 0.57863620000 177.88202605920pt 79.36109310240pt)" svg:viewBox="0 0 20 18" svg:d="M0 0C1.9495 3.76777 5.41085 12.6956 7.32826 14.8285C9.12509 16.4876 13.5996 16.2919 14.9775 14.4161C14.9775 14.4161 17.8431 17.4643 19.0018 18.386C19.6908 18.1435 20.1136 17.4643 20.1136 17.4643C18.947 16.1545 17.3576 15.4187 16.5747 12.9931C17.7413 11.3841 18.3833 8.25513 17.6003 5.82953C14.1789 -0.0889387 2.79507 2.24772 0 0Z" koffice:nodeTypes="cccccccc"/>
            <draw:path draw:style-name="gr10" draw:id="shape22" draw:name="path593" draw:layer="" svg:width="20.11355733333pt" svg:height="18.38604800000pt" draw:transform="matrix(0.57863620000 0.00000000000 0.00000000000 0.57863620000 81.98580590560pt 9.97418777933pt)" svg:viewBox="0 0 20 18" svg:d="M20.1136 18.386C18.1641 14.6183 14.7027 5.69046 12.7853 3.55755C10.9885 1.89844 6.51401 2.0941 5.13604 3.9699C5.13604 3.9699 2.27051 0.921728 1.11177 0C0.422784 0.24256 0 0.921728 0 0.921728C1.16657 2.23155 2.75593 2.96732 3.53886 5.39292C2.37229 7.0019 1.73028 10.1309 2.51322 12.5565C5.93463 18.475 17.3185 16.1383 20.1136 18.386Z" koffice:nodeTypes="cccccccc"/>
            <draw:path draw:style-name="gr10" draw:id="shape23" draw:name="path594" draw:layer="" svg:width="18.38604800000pt" svg:height="20.11355733333pt" draw:transform="matrix(0.57863620000 0.00000000000 0.00000000000 0.57863620000 82.66859662160pt 79.03427937664pt)" svg:viewBox="0 0 18 20" svg:d="M18.386 0C14.6183 1.9495 5.69046 5.41085 3.55755 7.32826C1.89844 9.12509 2.0941 13.5996 3.9699 14.9775C3.9699 14.9775 0.921728 17.8431 0 19.0018C0.24256 19.6908 0.921728 20.1136 0.921728 20.1136C2.23155 18.947 2.96732 17.3576 5.39292 16.5747C7.0019 17.7413 10.1309 18.3833 12.5565 17.6003C18.475 14.1789 16.1383 2.79507 18.386 0Z" koffice:nodeTypes="cccccccc"/>
            <draw:path draw:style-name="gr10" draw:id="shape24" draw:name="path595" draw:layer="" svg:width="20.11355733333pt" svg:height="18.38604800000pt" draw:transform="matrix(0.57863620000 0.00000000000 0.00000000000 0.57863620000 178.05978309984pt 9.97391003395pt)" svg:viewBox="0 0 20 18" svg:d="M0 18.386C1.9495 14.6183 5.41085 5.69046 7.32826 3.55755C9.12509 1.89844 13.5996 2.0941 14.9775 3.9699C14.9775 3.9699 17.8431 0.921728 19.0018 0C19.6908 0.24256 20.1136 0.921728 20.1136 0.921728C18.947 2.23155 17.3576 2.96732 16.5747 5.39292C17.7413 7.0019 18.3833 10.1309 17.6003 12.5565C14.1789 18.475 2.79507 16.1383 0 18.386Z" koffice:nodeTypes="cccccccc"/>
            <draw:path draw:style-name="gr11" draw:id="shape25" draw:name="path596" draw:layer="" svg:width="11.74719672755pt" svg:height="2.35996452163pt" draw:transform="matrix(0.57863620000 0.00000000000 0.00000000000 0.57863620000 102.81087248217pt 53.47232813477pt)" svg:viewBox="0 0 12 2" svg:d="M0.0060224 0.450373C-0.149117 1.76954 2.71859 2.34396 5.65833 2.3596C8.59806 2.37611 11.6114 1.83384 11.7468 0.918773C11.7856 -0.719324 9.17983 0.67371 6.21556 0.64677C3.25129 0.6207 0.780928 -0.655886 0.0060224 0.450373Z" koffice:nodeTypes="ccccc"/>
            <draw:path draw:style-name="gr11" draw:id="shape26" draw:name="path597" draw:layer="" svg:width="11.08817600000pt" svg:height="1.87115405185pt" draw:transform="matrix(0.57863620000 0.00000000000 0.00000000000 0.57863620000 102.95002688608pt 55.40730701734pt)" svg:viewBox="0 0 11 2" svg:d="M0 0.42421C0.0385536 1.52301 2.92927 1.78765 5.48505 1.86348C8.04164 1.93931 10.6167 1.44717 11.0882 0.651707C10.6352 -0.598757 7.79506 0.443555 5.48425 0.500042C3.17425 0.557304 0.608826 -0.598757 0 0.42421Z" koffice:nodeTypes="ccccc"/>
            <draw:path draw:style-name="gr11" draw:id="shape27" draw:name="path598" draw:layer="" svg:width="10.71202794621pt" svg:height="2.14665833570pt" draw:transform="matrix(0.57863620000 0.00000000000 0.00000000000 0.57863620000 103.41971430844pt 57.07117996143pt)" svg:viewBox="0 0 11 2" svg:d="M0.0110594 0.599919C-0.191798 1.49255 2.43294 2.13156 4.84984 2.14648C7.26675 2.1614 10.6922 1.22816 10.712 0.275024C10.5704 -0.475052 7.1856 0.538587 4.91111 0.614838C2.63579 0.691089 0.0110594 -0.211489 0.0110594 0.599919Z" koffice:nodeTypes="ccccc"/>
            <draw:path draw:style-name="gr11" draw:id="shape28" draw:name="path599" draw:layer="" svg:width="10.85405270268pt" svg:height="2.21414791535pt" draw:transform="matrix(0.57863620000 0.00000000000 0.00000000000 0.57863620000 103.26737102244pt 58.55276362586pt)" svg:viewBox="0 0 11 2" svg:d="M0.000362927 1.17022C0.195058 2.05573 3.05509 2.35539 5.56865 2.15421C8.083 1.95388 10.6403 1.12897 10.8541 0.181172C10.738 -0.416464 7.84936 0.644971 5.4566 0.773757C3.06384 0.902543 -0.0385761 0.469047 0.000362927 1.17022Z" koffice:nodeTypes="ccccc"/>
          </draw:g>
        </draw:g>
      </draw:page>
    </office:drawing>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koffice="http://www.koffice.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styles>
    <style:default-style style:family="paragraph"/>
  </office:styles>
  <office:automatic-styles>
    <style:style style:name="dp1" style:family="drawing-page"/>
    <style:page-layout style:name="pm1" style:page-usage="all">
      <style:page-layout-properties fo:margin="0.000000000000000pt" fo:padding="0.000000000000000pt" fo:page-height="841.891222259999950pt" fo:page-width="595.276621799999930pt" style:print-orientation="portrait"/>
    </style:page-layout>
  </office:automatic-styles>
  <office:master-styles>
    <style:master-page style:name="Default1" draw:style-name="dp1" style:display-name="Default" style:page-layout-name="pm1">
      <draw:layer-set>
        <draw:layer draw:name=""/>
      </draw:layer-se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Calligra/2.4 Alpha 1</meta:generator>
    <dc:title/>
    <meta:initial-creator>Unknown</meta:initial-creator>
    <meta:editing-cycles>0</meta:editing-cycles>
    <dc:date>2011-05-22T07:32:38</dc:date>
    <meta:creation-date>2011-05-22T06:11:20</meta:creation-date>
    <dc:creator>Yue Liu</dc:creator>
  </office:meta>
</office:document-meta>
</file>